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43ca98"/>
    </style:style>
    <style:style style:name="P6" style:family="paragraph" style:parent-style-name="Standard">
      <style:text-properties fo:language="en" fo:country="GB" officeooo:paragraph-rsid="0cb27039"/>
    </style:style>
    <style:style style:name="P7" style:family="paragraph" style:parent-style-name="Footnote">
      <style:text-properties fo:language="en" fo:country="GB" officeooo:paragraph-rsid="0fde5261" fo:background-color="transparent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f7a4390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9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9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60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6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62" style:family="paragraph" style:parent-style-name="Standard">
      <style:text-properties style:font-name="Liberation Sans" fo:font-size="12pt" officeooo:rsid="0e0463fc" officeooo:paragraph-rsid="10355aff" style:font-size-asian="12pt" style:font-size-complex="12pt"/>
    </style:style>
    <style:style style:name="P63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6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>
      <style:text-properties officeooo:paragraph-rsid="04f68805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text-properties officeooo:paragraph-rsid="0daa4aef"/>
    </style:style>
    <style:style style:name="P73" style:family="paragraph" style:parent-style-name="Standard">
      <style:text-properties officeooo:rsid="0dde9a1c" officeooo:paragraph-rsid="0dde9a1c"/>
    </style:style>
    <style:style style:name="P74" style:family="paragraph" style:parent-style-name="Standard">
      <style:text-properties officeooo:rsid="0dde9a1c" officeooo:paragraph-rsid="0f4adb30"/>
    </style:style>
    <style:style style:name="P75" style:family="paragraph" style:parent-style-name="Standard">
      <style:text-properties officeooo:rsid="0dde9a1c" officeooo:paragraph-rsid="0f5bbe35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7" style:family="paragraph" style:parent-style-name="Standard">
      <style:text-properties officeooo:paragraph-rsid="0f1c472f"/>
    </style:style>
    <style:style style:name="P78" style:family="paragraph" style:parent-style-name="Standard">
      <style:text-properties officeooo:paragraph-rsid="0f3ae219"/>
    </style:style>
    <style:style style:name="P79" style:family="paragraph" style:parent-style-name="Footnote">
      <style:text-properties officeooo:rsid="043ccc66" officeooo:paragraph-rsid="0f40045a"/>
    </style:style>
    <style:style style:name="P80" style:family="paragraph" style:parent-style-name="Footnote">
      <style:text-properties officeooo:rsid="043ccc66" officeooo:paragraph-rsid="0f4dc0dc"/>
    </style:style>
    <style:style style:name="P81" style:family="paragraph" style:parent-style-name="Standard">
      <style:text-properties officeooo:paragraph-rsid="0f4adb30"/>
    </style:style>
    <style:style style:name="P82" style:family="paragraph" style:parent-style-name="Standard">
      <style:text-properties officeooo:paragraph-rsid="0f4cd335"/>
    </style:style>
    <style:style style:name="P83" style:family="paragraph" style:parent-style-name="Standard">
      <style:text-properties officeooo:paragraph-rsid="0f6ac771"/>
    </style:style>
    <style:style style:name="P84" style:family="paragraph" style:parent-style-name="Standard">
      <style:text-properties officeooo:paragraph-rsid="0f6d4ef8"/>
    </style:style>
    <style:style style:name="P85" style:family="paragraph" style:parent-style-name="Standard">
      <style:paragraph-properties fo:text-align="center" style:justify-single-word="false"/>
      <style:text-properties officeooo:paragraph-rsid="0cc50ec9"/>
    </style:style>
    <style:style style:name="P86" style:family="paragraph" style:parent-style-name="Standard">
      <style:paragraph-properties fo:text-align="center" style:justify-single-word="false"/>
      <style:text-properties officeooo:paragraph-rsid="0daef67d"/>
    </style:style>
    <style:style style:name="P87" style:family="paragraph" style:parent-style-name="Standard">
      <style:paragraph-properties fo:text-align="center" style:justify-single-word="false"/>
      <style:text-properties officeooo:paragraph-rsid="0db0d4d1"/>
    </style:style>
    <style:style style:name="P88" style:family="paragraph" style:parent-style-name="Standard">
      <style:paragraph-properties fo:text-align="center" style:justify-single-word="false"/>
      <style:text-properties officeooo:paragraph-rsid="0f7a4390"/>
    </style:style>
    <style:style style:name="P89" style:family="paragraph" style:parent-style-name="Standard">
      <style:paragraph-properties fo:text-align="center" style:justify-single-word="false"/>
      <style:text-properties officeooo:paragraph-rsid="0eb4913f"/>
    </style:style>
    <style:style style:name="P90" style:family="paragraph" style:parent-style-name="Standard">
      <style:paragraph-properties fo:text-align="center" style:justify-single-word="false"/>
      <style:text-properties officeooo:paragraph-rsid="0cc5fe5b"/>
    </style:style>
    <style:style style:name="P91" style:family="paragraph" style:parent-style-name="Standard">
      <style:paragraph-properties fo:text-align="center" style:justify-single-word="false"/>
      <style:text-properties officeooo:paragraph-rsid="0d1ec96e"/>
    </style:style>
    <style:style style:name="P92" style:family="paragraph" style:parent-style-name="Standard">
      <style:paragraph-properties fo:text-align="center" style:justify-single-word="false"/>
      <style:text-properties officeooo:paragraph-rsid="0d804757"/>
    </style:style>
    <style:style style:name="P93" style:family="paragraph" style:parent-style-name="Standard">
      <style:paragraph-properties fo:text-align="center" style:justify-single-word="false"/>
      <style:text-properties officeooo:paragraph-rsid="102f2d76"/>
    </style:style>
    <style:style style:name="P94" style:family="paragraph" style:parent-style-name="Standard">
      <style:paragraph-properties fo:text-align="center" style:justify-single-word="false"/>
      <style:text-properties officeooo:paragraph-rsid="1032d70c"/>
    </style:style>
    <style:style style:name="P95" style:family="paragraph" style:parent-style-name="Footnote">
      <style:text-properties officeooo:paragraph-rsid="0fa0ab6e"/>
    </style:style>
    <style:style style:name="P96" style:family="paragraph" style:parent-style-name="Standard">
      <style:text-properties officeooo:paragraph-rsid="0fdfc605"/>
    </style:style>
    <style:style style:name="P97" style:family="paragraph" style:parent-style-name="Footnote">
      <style:text-properties officeooo:paragraph-rsid="101f3d54"/>
    </style:style>
    <style:style style:name="P98" style:family="paragraph" style:parent-style-name="Standard">
      <style:text-properties officeooo:paragraph-rsid="102b18a5"/>
    </style:style>
    <style:style style:name="P99" style:family="paragraph" style:parent-style-name="Standard">
      <style:text-properties officeooo:paragraph-rsid="102d0319"/>
    </style:style>
    <style:style style:name="P100" style:family="paragraph" style:parent-style-name="Standard">
      <style:text-properties officeooo:paragraph-rsid="1032d175"/>
    </style:style>
    <style:style style:name="P101" style:family="paragraph" style:parent-style-name="Footnote">
      <style:text-properties officeooo:paragraph-rsid="101b7bd9"/>
    </style:style>
    <style:style style:name="P102" style:family="paragraph" style:parent-style-name="Standard">
      <style:text-properties officeooo:paragraph-rsid="103d33d3"/>
    </style:style>
    <style:style style:name="P10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5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7" style:family="text">
      <style:text-properties fo:color="#000000" loext:opacity="100%" style:font-name="Liberation Sans" fo:font-size="12pt" officeooo:rsid="0f43ca98" style:font-size-asian="12pt" style:font-size-complex="12pt"/>
    </style:style>
    <style:style style:name="T158" style:family="text">
      <style:text-properties fo:color="#000000" loext:opacity="100%" style:font-name="Liberation Sans" fo:font-size="12pt" officeooo:rsid="0f5d8a12" style:font-size-asian="12pt" style:font-size-complex="12pt"/>
    </style:style>
    <style:style style:name="T159" style:family="text">
      <style:text-properties fo:color="#000000" loext:opacity="100%" style:font-name="Liberation Sans" fo:font-size="12pt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fo:color="#000000" loext:opacity="100%" style:font-name="Liberation Sans" fo:font-size="12pt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4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5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7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74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75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2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1032d70c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style:text-underline-style="none" fo:font-weight="normal" officeooo:rsid="1032d70c" style:font-size-asian="12pt" style:font-weight-asian="normal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4" style:family="text">
      <style:text-properties fo:language="en" fo:country="GB"/>
    </style:style>
    <style:style style:name="T245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6" style:family="text">
      <style:text-properties fo:language="en" fo:country="GB" officeooo:rsid="0f28d107"/>
    </style:style>
    <style:style style:name="T247" style:family="text">
      <style:text-properties officeooo:rsid="0f981b1c"/>
    </style:style>
    <style:style style:name="T248" style:family="text">
      <style:text-properties style:font-name="Liberation Mono" fo:font-size="8pt" style:font-size-asian="8pt" style:font-size-complex="8pt" loext:padding="0.049cm" loext:border="0.31pt solid #000000"/>
    </style:style>
    <style:style style:name="T249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3" style:family="text">
      <style:text-properties officeooo:rsid="0fed6741"/>
    </style:style>
    <style:style style:name="T264" style:family="text">
      <style:text-properties officeooo:rsid="10b6b930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officeooo:rsid="10b6b930" style:font-weight-asian="bold" style:font-weight-complex="bold"/>
    </style:style>
    <style:style style:name="T267" style:family="text">
      <style:text-properties fo:font-weight="bold" officeooo:rsid="1037dad2" style:font-weight-asian="bold" style:font-weight-complex="bold"/>
    </style:style>
    <style:style style:name="T268" style:family="text">
      <style:text-properties officeooo:rsid="10a195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103"><text:span text:style-name="Strong_20_Emphasis"><text:span text:style-name="T121">Checklist for installing </text:span></text:span><text:span text:style-name="Strong_20_Emphasis"><text:span text:style-name="T121"><text:user-field-get text:name="Distro">Ubuntu</text:user-field-get></text:span></text:span><text:span text:style-name="Strong_20_Emphasis"><text:span text:style-name="T121"><text:s/></text:span></text:span><text:span text:style-name="Strong_20_Emphasis"><text:span text:style-name="T122"><text:user-field-get text:name="Version">24.04</text:user-field-get></text:span></text:span><text:span text:style-name="Strong_20_Emphasis"><text:span text:style-name="T123"><text:note text:id="ftn1" text:note-class="footnote"><text:note-citation>1</text:note-citation><text:note-body><text:p text:style-name="P97"><text:span text:style-name="T250">This </text:span><text:span text:style-name="Strong_20_Emphasis"><text:span text:style-name="T252"><text:user-field-get text:name="Distro">Ubuntu</text:user-field-get></text:span></text:span><text:span text:style-name="T251"><text:s/></text:span><text:span text:style-name="T253"><text:user-field-get text:name="Version">24.04</text:user-field-get></text:span><text:span text:style-name="T253"><text:s/>Desktop</text:span><text:span text:style-name="T250"> (codename noble) from April </text:span><text:span text:style-name="Strong_20_Emphasis"><text:span text:style-name="T254"><text:user-field-get text:name="Releaseyear">2024</text:user-field-get></text:span></text:span><text:span text:style-name="T250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24"><text:s/></text:span></text:span><text:span text:style-name="Strong_20_Emphasis"><text:span text:style-name="T126">Desktop</text:span></text:span><text:span text:style-name="Strong_20_Emphasis"><text:span text:style-name="T125">.</text:span></text:span></text:p>
      <text:p text:style-name="P36"><text:span text:style-name="Strong_20_Emphasis"><text:span text:style-name="T85"/></text:span></text:p>
      <text:p text:style-name="P36"><text:span text:style-name="Strong_20_Emphasis"><text:span text:style-name="T192">This is a fillable PDF, no printing required.</text:span></text:span></text:p>
      <text:p text:style-name="P37"><text:span text:style-name="Strong_20_Emphasis"><text:span text:style-name="T120"/></text:span></text:p>
      <text:p text:style-name="P23"><text:span text:style-name="T141">Fill in the </text:span><text:span text:style-name="Strong_20_Emphasis"><text:span text:style-name="T57">text box</text:span></text:span><text:span text:style-name="T141"> behind the </text:span><text:span text:style-name="T150">underlined</text:span><text:span text:style-name="T142"> </text:span><text:span text:style-name="T141">words, see [explanation]:</text:span></text:p>
      <text:p text:style-name="P21"><text:span text:style-name="Definition"><text:span text:style-name="T245">user</text:span></text:span><text:span text:style-name="T198"><text:tab/><text:tab/></text:span><text:span text:style-name="T208"> <text:tab/><text:tab/><text:tab/> </text:span><text:span text:style-name="T199"><draw:control text:anchor-type="as-char" svg:y="-0.4cm" draw:z-index="4" draw:name="Gebruiker" draw:style-name="gr2" draw:text-style-name="P109" svg:width="6.4cm" svg:height="0.6cm" draw:control="control3"><svg:title>Gebruiker</svg:title><svg:desc>Volledige naam, bijv. Jan Stek</svg:desc></draw:control></text:span><text:span text:style-name="T199"><text:s text:c="2"/></text:span><text:span text:style-name="T200">[</text:span><text:span text:style-name="T207">F</text:span><text:span text:style-name="T201">ull </text:span><text:span text:style-name="T209">na</text:span><text:span text:style-name="T211">me,</text:span><text:span text:style-name="T209"> </text:span><text:span text:style-name="T211">e.g.</text:span><text:span text:style-name="T209"> </text:span><text:span text:style-name="T210">J</text:span><text:span text:style-name="T213">ohn Doe</text:span><text:span text:style-name="T216">]</text:span></text:p>
      <text:p text:style-name="P77"><text:span text:style-name="Definition"><text:span text:style-name="T215">USER</text:span></text:span><text:span text:style-name="Definition"><text:span text:style-name="T244">na</text:span></text:span><text:span text:style-name="Definition"><text:span text:style-name="T246">me</text:span></text:span><text:span text:style-name="T214"><text:tab/><text:tab/><text:tab/> </text:span><text:span text:style-name="T214"><draw:control text:anchor-type="as-char" svg:y="-0.4cm" draw:z-index="11" draw:name="Gberuikersnaam 2" draw:style-name="gr2" draw:text-style-name="P109" svg:width="6.4cm" svg:height="0.6cm" draw:control="control10"><svg:title>Gebruikersnaam</svg:title><svg:desc>Korte naam, bijv. jan</svg:desc></draw:control></text:span><text:span text:style-name="T214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32">j</text:span><text:span text:style-name="T134">oh</text:span><text:span text:style-name="T132">n</text:span><text:span text:style-name="T133">]</text:span></text:p>
      <text:p text:style-name="P20"><text:span text:style-name="Definition"><text:span text:style-name="T244">COMPUTERNA</text:span></text:span><text:span text:style-name="Definition"><text:span text:style-name="T246">me</text:span></text:span><text:span text:style-name="T217"><text:tab/> </text:span><text:span text:style-name="T244"><draw:control text:anchor-type="as-char" svg:y="-0.4cm" draw:z-index="5" draw:name="Computernaam" draw:style-name="gr2" draw:text-style-name="P109" svg:width="6.4cm" svg:height="0.6cm" draw:control="control4"><svg:title>Computernaam</svg:title><svg:desc>Unieke naam van de computer</svg:desc></draw:control></text:span><text:span text:style-name="T244"><text:s text:c="2"/></text:span><text:span text:style-name="T218">[</text:span><text:span text:style-name="T224">N</text:span><text:span text:style-name="T219">a</text:span><text:span text:style-name="T223">me of the</text:span><text:span text:style-name="T219"> compute</text:span><text:span text:style-name="T220">r, </text:span><text:span text:style-name="T223">e.g.</text:span><text:span text:style-name="T221"> </text:span><text:span text:style-name="T222">pc02</text:span><text:span text:style-name="T218">]</text:span></text:p>
      <text:p text:style-name="P24"><text:span text:style-name="Definition"><text:span text:style-name="T226">USER</text:span></text:span><text:span text:style-name="T225"><text:tab/><text:tab/></text:span><text:span text:style-name="T208"> <text:tab/><text:tab/><text:tab/> </text:span><text:span text:style-name="T199"><draw:control text:anchor-type="as-char" svg:y="-0.4cm" draw:z-index="8" draw:name="Gebruiker 1" draw:style-name="gr2" draw:text-style-name="P109" svg:width="6.4cm" svg:height="0.6cm" draw:control="control7"><svg:title>Gebruiker</svg:title><svg:desc>Volledige naam, bijv. Jan Stek</svg:desc></draw:control></text:span><text:span text:style-name="T199"><text:s text:c="2"/></text:span><text:span text:style-name="T200">[</text:span><text:span text:style-name="T207">F</text:span><text:span text:style-name="T202">ull </text:span><text:span text:style-name="T203">na</text:span><text:span text:style-name="T204">me</text:span><text:span text:style-name="T203"> possibly </text:span><text:span text:style-name="T206">2</text:span><text:span text:style-name="T238">nd</text:span><text:span text:style-name="T206"> </text:span><text:span text:style-name="T205">user</text:span><text:span text:style-name="T212">]</text:span></text:p>
      <text:p text:style-name="P96"><text:span text:style-name="Definition"><text:span text:style-name="T226">USERN</text:span></text:span><text:span text:style-name="Definition"><text:span text:style-name="T227">a</text:span></text:span><text:span text:style-name="Definition"><text:span text:style-name="T228">me</text:span></text:span><text:span text:style-name="Definition"><text:span text:style-name="T232"><text:tab/><text:tab/><text:tab/> </text:span></text:span><text:span text:style-name="T214"><draw:control text:anchor-type="as-char" svg:y="-0.4cm" draw:z-index="9" draw:name="Gberuikersnaam 1" draw:style-name="gr2" draw:text-style-name="P109" svg:width="6.4cm" svg:height="0.6cm" draw:control="control8"><svg:title>Gebruikersnaam</svg:title><svg:desc>Korte naam, bijv. jan</svg:desc></draw:control></text:span><text:span text:style-name="T214"><text:s text:c="2"/></text:span><text:span text:style-name="T229">[</text:span><text:span text:style-name="T231">U</text:span><text:span text:style-name="T230">ser</text:span><text:span text:style-name="T234">na</text:span><text:span text:style-name="T235">me</text:span><text:span text:style-name="T234"> possibly </text:span><text:span text:style-name="T237">2</text:span><text:span text:style-name="T239">nd</text:span><text:span text:style-name="T237"> </text:span><text:span text:style-name="T236">user</text:span><text:span text:style-name="T233">]</text:span></text:p>
      <text:p text:style-name="P22"><text:span text:style-name="T135">Replace the </text:span><text:span text:style-name="T149">underlined</text:span><text:span text:style-name="T135"> words in this checklist with those in the </text:span><text:span text:style-name="Strong_20_Emphasis"><text:span text:style-name="T32">te</text:span></text:span><text:span text:style-name="Strong_20_Emphasis"><text:span text:style-name="T47">x</text:span></text:span><text:span text:style-name="Strong_20_Emphasis"><text:span text:style-name="T32">t </text:span></text:span><text:span text:style-name="Strong_20_Emphasis"><text:span text:style-name="T47">box</text:span></text:span><text:span text:style-name="T135">.</text:span></text:p>
      <text:p text:style-name="P64"/>
      <text:p text:style-name="P64"/>
      <text:p text:style-name="P25"><text:span text:style-name="T145">Not yet on Linux?</text:span><text:span text:style-name="T136"><text:tab/></text:span><text:span text:style-name="T144">Use</text:span><text:span text:style-name="T137"> </text:span><text:span text:style-name="Strong_20_Emphasis"><text:span text:style-name="T147">Checklist </text:span></text:span><text:span text:style-name="Strong_20_Emphasis"><text:span text:style-name="T148">transfer</text:span></text:span><text:span text:style-name="T137"> o</text:span><text:span text:style-name="T140">n</text:span><text:span text:style-name="T137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38"> </text:span><text:span text:style-name="T140">u</text:span><text:span text:style-name="T138">nder </text:span><text:span text:style-name="T146">Linux</text:span><text:span text:style-name="T139">.</text:span></text:p>
      <text:p text:style-name="P60"><text:span text:style-name="T164">New installation?</text:span><text:span text:style-name="T166"><text:tab/><text:tab/></text:span><text:span text:style-name="T168">Start at chapter</text:span><text:span text:style-name="T166"> </text:span><text:span text:style-name="T164"><text:bookmark-ref text:reference-format="page" text:ref-name="__RefNumPara__4009_1271708128">2</text:bookmark-ref></text:span><text:span text:style-name="T166"><text:s text:c="2"/></text:span><text:span text:style-name="T165"><text:bookmark-ref text:reference-format="text" text:ref-name="__RefNumPara__4009_1271708128">Perform installation</text:bookmark-ref></text:span><text:span text:style-name="T167">.</text:span></text:p>
      <text:p text:style-name="P42"/>
      <text:p text:style-name="P42"/>
      <text:list text:style-name="L1">
        <text:list-item>
          <text:p text:style-name="P105"><text:bookmark-start text:name="__RefNumPara__4083_1271708128"/>Prepar<text:span text:style-name="T247">e </text:span>installation<text:bookmark-end text:name="__RefNumPara__4083_1271708128"/></text:p>
        </text:list-item>
      </text:list>
      <text:p text:style-name="P3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71"><text:span text:style-name="Strong_20_Emphasis"><text:span text:style-name="T60"><draw:control text:anchor-type="as-char" draw:z-index="7" draw:name="Vorm3_0" draw:style-name="gr1" draw:text-style-name="P10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60"><draw:control text:anchor-type="as-char" draw:z-index="14" draw:name="Vorm3_ 1" draw:style-name="gr1" draw:text-style-name="P108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70"><text:span text:style-name="Strong_20_Emphasis"><text:span text:style-name="T28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9"><text:span text:style-name="User_20_Entry"><text:span text:style-name="T90">Login any additional </text:span></text:span><text:span text:style-name="Definition"><text:span text:style-name="T243">USER</text:span></text:span><text:span text:style-name="User_20_Entry"><text:span text:style-name="T94">s</text:span></text:span><text:span text:style-name="User_20_Entry"><text:span text:style-name="T99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2" office:value-type="string">
            <text:p text:style-name="P43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3"><text:span text:style-name="Strong_20_Emphasis"><text:span text:style-name="T88"><draw:control text:anchor-type="as-char" draw:z-index="17" draw:name="Vorm 4" draw:style-name="gr1" draw:text-style-name="P108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3" office:value-type="string">
            <text:p text:style-name="P83"><text:span text:style-name="Strong_20_Emphasis"><text:span text:style-name="T53">P</text:span></text:span><text:span text:style-name="Strong_20_Emphasis"><text:span text:style-name="T34">ress the </text:span></text:span><text:span text:style-name="Strong_20_Emphasis"><text:span text:style-name="T118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23"><text:note text:id="ftn3" text:note-class="footnote"><text:note-citation>3</text:note-citation><text:note-body><text:p text:style-name="P2">The <text:span text:style-name="T248">Super</text:span> key is the Windows key, Command key (Apple), or Magnifier key<text:span text:style-name="T161"> </text:span><text:span text:style-name="T162">(Chromebook)</text:span><text:span text:style-name="T161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9">ter</text:span></text:span><text:span text:style-name="Strong_20_Emphasis"><text:span text:style-name="T70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71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6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33"/></text:span></text:p>
          </table:table-cell>
          <table:table-cell table:style-name="_31_._5f_Installatie_5f_voorbereiden.D4" office:value-type="string">
            <text:p text:style-name="P78"><text:span text:style-name="T13">Type these two commands, each followed by the</text:span><text:span text:style-name="Strong_20_Emphasis"><text:span text:style-name="T39"> </text:span></text:span><text:span text:style-name="Strong_20_Emphasis"><text:span text:style-name="T119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5" office:value-type="string">
            <text:p text:style-name="P100"><text:span text:style-name="User_20_Entry"><text:span text:style-name="T104">wget karelzimmer.nl/</text:span></text:span><text:span text:style-name="User_20_Entry"><text:span text:style-name="T105">getdeb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6" office:value-type="string">
            <text:p text:style-name="P100"><text:span text:style-name="User_20_Entry"><text:span text:style-name="T104">bash </text:span></text:span><text:span text:style-name="User_20_Entry"><text:span text:style-name="T105">getdeb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7" office:value-type="string">
            <text:p text:style-name="P73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8" office:value-type="string">
            <text:p text:style-name="P44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3"><text:span text:style-name="Strong_20_Emphasis"><text:span text:style-name="T88"><draw:control text:anchor-type="as-char" draw:z-index="18" draw:name="Vorm 6" draw:style-name="gr1" draw:text-style-name="P108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88"><draw:control text:anchor-type="as-char" draw:z-index="19" draw:name="Vorm 7" draw:style-name="gr1" draw:text-style-name="P108" svg:width="0.35cm" svg:height="0.35cm" draw:control="control18"/></text:span></text:span></text:p>
          </table:table-cell>
          <table:table-cell table:style-name="_31_._5f_Installatie_5f_voorbereiden.D9" office:value-type="string">
            <text:p text:style-name="P83"><text:span text:style-name="Strong_20_Emphasis"><text:span text:style-name="T53">P</text:span></text:span><text:span text:style-name="Strong_20_Emphasis"><text:span text:style-name="T35">ress the</text:span></text:span><text:span text:style-name="Strong_20_Emphasis"><text:span text:style-name="T36"> </text:span></text:span><text:span text:style-name="Strong_20_Emphasis"><text:span text:style-name="T118">Super</text:span></text:span><text:span text:style-name="Strong_20_Emphasis"><text:span text:style-name="T35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35">, type </text:span></text:span><text:span text:style-name="Strong_20_Emphasis"><text:span text:style-name="T72">menu</text:span></text:span><text:span text:style-name="Strong_20_Emphasis"><text:span text:style-name="T35"> and click the </text:span>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Strong_20_Emphasis"><text:span text:style-name="T35"> icon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87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0" office:value-type="string">
            <text:p text:style-name="P72"><text:span text:style-name="Strong_20_Emphasis"><text:span text:style-name="T41">Select </text:span></text:span><text:span text:style-name="Strong_20_Emphasis"><text:span text:style-name="T73">1</text:span></text:span><text:span text:style-name="Strong_20_Emphasis"><text:span text:style-name="T41"> Prepar</text:span></text:span><text:span text:style-name="Strong_20_Emphasis"><text:span text:style-name="T58">e</text:span></text:span><text:span text:style-name="Strong_20_Emphasis"><text:span text:style-name="T41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11" office:value-type="string">
            <text:p text:style-name="P73"><text:span text:style-name="Strong_20_Emphasis"><text:span text:style-name="T40">Follow the instructions on the screen.</text:span></text:span></text:p>
          </table:table-cell>
        </table:table-row>
      </table:table>
      <text:p text:style-name="P32"/>
      <text:list text:continue-numbering="true" text:style-name="L1">
        <text:list-item>
          <text:p text:style-name="P106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5"><text:span text:style-name="Strong_20_Emphasis"><text:span text:style-name="T61"><draw:control text:anchor-type="as-char" draw:z-index="2" draw:name="Vorm9" draw:style-name="gr1" draw:text-style-name="P108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102"><text:span text:style-name="T151">Boot the computer from</text:span><text:span text:style-name="T155"><text:note text:id="ftn4" text:note-class="footnote"><text:note-citation>1</text:note-citation><text:note-body><text:p text:style-name="P7"><text:span text:style-name="T100">Boot menu/Setup via one of the </text:span><text:span text:style-name="T101">f</text:span><text:span text:style-name="T100">requently used keys:</text:span> <text:span text:style-name="T249">Esc</text:span>, <text:span text:style-name="T249">Delete</text:span>, <text:span text:style-name="T249">F1</text:span>, <text:span text:style-name="T249">F2</text:span>, <text:span text:style-name="T249">F9</text:span>, <text:span text:style-name="T249">F10</text:span>, <text:span text:style-name="T249">F11</text:span>, <text:span text:style-name="T263">or </text:span><text:span text:style-name="T249">F12</text:span>.</text:p></text:note-body></text:note></text:span><text:span text:style-name="T151"> an</text:span><text:span text:style-name="T153"> </text:span><text:span text:style-name="Strong_20_Emphasis"><text:span text:style-name="T129"><text:user-field-get text:name="Distro">Ubuntu</text:user-field-get></text:span></text:span><text:span text:style-name="T154"><text:s/></text:span><text:span text:style-name="T130"><text:user-field-get text:name="Version">24.04</text:user-field-get></text:span><text:span text:style-name="T130"><text:s/></text:span><text:span text:style-name="Strong_20_Emphasis"><text:span text:style-name="T86">Desktop </text:span></text:span><text:span text:style-name="Strong_20_Emphasis"><text:span text:style-name="T84">L</text:span></text:span><text:span text:style-name="T81">ive</text:span><text:span text:style-name="T81"><text:note text:id="ftn5" text:note-class="footnote"><text:note-citation>2</text:note-citation><text:note-body><text:p text:style-name="P95"><text:span text:style-name="T18">From a Live USB stick you can boot and work with </text:span><text:span text:style-name="Strong_20_Emphasis"><text:span text:style-name="T163"><text:user-field-get text:name="Distro">Ubuntu</text:user-field-get></text:span></text:span><text:span text:style-name="Strong_20_Emphasis"><text:span text:style-name="T163"><text:s/></text:span></text:span><text:span text:style-name="T18">without modifying any files on the hard drive and also allows installation of </text:span><text:span text:style-name="Strong_20_Emphasis"><text:span text:style-name="T163"><text:user-field-get text:name="Distro">Ubuntu</text:user-field-get></text:span></text:span><text:span text:style-name="Strong_20_Emphasis"><text:span text:style-name="T163">.</text:span></text:span></text:p></text:note-body></text:note></text:span><text:span text:style-name="T151"> USB stick</text:span><text:span text:style-name="T82"><text:note text:id="ftn6" text:note-class="footnote"><text:note-citation>3</text:note-citation><text:note-body><text:p text:style-name="P101"><text:span text:style-name="Strong_20_Emphasis"><text:span text:style-name="T91">Create a bootable USB stick:<text:line-break/>Download a </text:span></text:span><text:span text:style-name="Strong_20_Emphasis"><text:span text:style-name="T95"><text:user-field-get text:name="Distro">Ubuntu</text:user-field-get></text:span></text:span><text:span text:style-name="Strong_20_Emphasis"><text:span text:style-name="T95"><text:s/>Desktop</text:span></text:span><text:span text:style-name="Strong_20_Emphasis"><text:span text:style-name="T91"> </text:span></text:span><text:span text:style-name="Strong_20_Emphasis"><text:span text:style-name="T95"><text:user-field-get text:name="Version">24.04</text:user-field-get></text:span></text:span><text:span text:style-name="Strong_20_Emphasis"><text:span text:style-name="T95"><text:s/></text:span></text:span><text:span text:style-name="Strong_20_Emphasis"><text:span text:style-name="T96">LTS </text:span></text:span><text:span text:style-name="Strong_20_Emphasis"><text:span text:style-name="T91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40">ubuntu.com/download</text:span></text:span></text:a><text:span text:style-name="Strong_20_Emphasis"><text:span text:style-name="T92">.</text:span></text:span><text:span text:style-name="Strong_20_Emphasis"><text:span text:style-name="T91"><text:line-break/></text:span></text:span><text:span text:style-name="Strong_20_Emphasis"><text:span text:style-name="T93">The next steps are described in </text:span></text:span><text:span text:style-name="Strong_20_Emphasis"><text:span text:style-name="T97">Linux informati</text:span></text:span><text:span text:style-name="Strong_20_Emphasis"><text:span text:style-name="T98">on</text:span></text:span><text:span text:style-name="Strong_20_Emphasis"><text:span text:style-name="T93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41">karelzimmer.nl/en</text:span></text:span></text:a><text:span text:style-name="Strong_20_Emphasis"><text:span text:style-name="T93">, under </text:span></text:span><text:span text:style-name="Strong_20_Emphasis"><text:span text:style-name="T97">Linux</text:span></text:span><text:span text:style-name="Strong_20_Emphasis"><text:span text:style-name="T93">.</text:span></text:span></text:p></text:note-body></text:note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2" office:value-type="string">
            <text:p text:style-name="P40"><text:span text:style-name="T131">Select</text:span><text:span text:style-name="Strong_20_Emphasis"><text:span text:style-name="T62"> </text:span></text:span><text:span text:style-name="Strong_20_Emphasis"><text:span text:style-name="T76">Try or I</text:span></text:span><text:span text:style-name="Strong_20_Emphasis"><text:span text:style-name="T77">n</text:span></text:span><text:span text:style-name="Strong_20_Emphasis"><text:span text:style-name="T78">stall Ubuntu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30"/></text:span></text:p>
          </table:table-cell>
          <table:table-cell table:style-name="_32_._5f_Installatie_5f_uitvoeren.C3" office:value-type="string">
            <text:p text:style-name="P73"><text:span text:style-name="Strong_20_Emphasis"><text:span text:style-name="T114">Follow the instructions on the </text:span></text:span><text:span text:style-name="Strong_20_Emphasis"><text:span text:style-name="T115">installation </text:span></text:span><text:span text:style-name="Strong_20_Emphasis"><text:span text:style-name="T114">screens.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88"><text:span text:style-name="Strong_20_Emphasis"><text:span text:style-name="T61"><draw:control text:anchor-type="as-char" draw:z-index="12" draw:name="Vorm 5" draw:style-name="gr1" draw:text-style-name="P108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5"><text:span text:style-name="T157">C</text:span><text:span text:style-name="T158">lick</text:span><text:span text:style-name="T157"> </text:span><text:span text:style-name="T159">In</text:span><text:span text:style-name="T160">stall Ubuntu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94"><text:span text:style-name="Strong_20_Emphasis"><text:span text:style-name="T87"><draw:control text:anchor-type="as-char" draw:z-index="24" draw:name="Vorm 10" draw:style-name="gr1" draw:text-style-name="P108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61"><text:span text:style-name="T264">At</text:span> <text:span text:style-name="T267">Select your ke</text:span><text:span text:style-name="T266">yboard </text:span><text:span text:style-name="T267">layout</text:span>: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62"><text:span text:style-name="T264">Choose</text:span> <text:span text:style-name="T265">English (US)</text:span> <text:span text:style-name="T264">a</text:span><text:span text:style-name="T268">n</text:span><text:span text:style-name="T264">d </text:span><text:span text:style-name="Strong_20_Emphasis"><text:span text:style-name="T268">English (US, intl., with dead keys)</text:span></text:span><text:span text:style-name="T268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89"><text:span text:style-name="Strong_20_Emphasis"><text:span text:style-name="T89"><draw:control text:anchor-type="as-char" draw:z-index="25" draw:name="Vorm 11" draw:style-name="gr1" draw:text-style-name="P108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30"><text:span text:style-name="T195">At</text:span><text:span text:style-name="T193"> </text:span><text:span text:style-name="Strong_20_Emphasis"><text:span text:style-name="T194">What apps would you like to install to start with?</text:span></text:span><text:span text:style-name="Strong_20_Emphasis"><text:span text:style-name="T196"> </text:span></text:span><text:span text:style-name="Strong_20_Emphasis"><text:span text:style-name="T197">choose</text:span></text:span><text:span text:style-name="Strong_20_Emphasis"><text:span text:style-name="T196"> </text:span></text:span><text:span text:style-name="Strong_20_Emphasis"><text:span text:style-name="T194">Extended selection</text:span></text:span><text:span text:style-name="Strong_20_Emphasis"><text:span text:style-name="T196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89"><text:span text:style-name="Strong_20_Emphasis"><text:span text:style-name="T33"><draw:control text:anchor-type="as-char" draw:z-index="10" draw:name="Vorm 1" draw:style-name="gr1" draw:text-style-name="P108" svg:width="0.35cm" svg:height="0.35cm" draw:control="control9"/></text:span></text:span></text:p>
          </table:table-cell>
          <table:table-cell table:style-name="_32_._5f_Installatie_5f_uitvoeren.C13" office:value-type="string">
            <text:p text:style-name="P29"><text:span text:style-name="T186">At</text:span><text:span text:style-name="T182"> </text:span><text:span text:style-name="Strong_20_Emphasis"><text:span text:style-name="T187">Create your account</text:span></text:span><text:span text:style-name="Strong_20_Emphasis"><text:span text:style-name="T179">:</text:span></text:span></text:p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14" office:value-type="string">
            <text:p text:style-name="P28"><text:span text:style-name="Strong_20_Emphasis"><text:span text:style-name="T180">E</text:span></text:span><text:span text:style-name="T182">nter your </text:span><text:span text:style-name="T190">Your n</text:span><text:span text:style-name="T189">ame </text:span><text:span text:style-name="Definition"><text:span text:style-name="T14">USER</text:span></text:span><text:span text:style-name="Strong_20_Emphasis"><text:span text:style-name="T178">, <text:line-break/></text:span></text:span><text:span text:style-name="Strong_20_Emphasis"><text:span text:style-name="T184">Y</text:span></text:span><text:span text:style-name="Strong_20_Emphasis"><text:span text:style-name="T183">our computer</text:span></text:span><text:span text:style-name="Strong_20_Emphasis"><text:span text:style-name="T184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77">,<text:line-break/></text:span></text:span><text:span text:style-name="Strong_20_Emphasis"><text:span text:style-name="T185">Pick</text:span></text:span><text:span text:style-name="Strong_20_Emphasis"><text:span text:style-name="T183"> a username</text:span></text:span><text:span text:style-name="Strong_20_Emphasis"><text:span text:style-name="T177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77">, </text:span></text:span><text:span text:style-name="Strong_20_Emphasis"><text:span text:style-name="T181">and</text:span></text:span><text:span text:style-name="Strong_20_Emphasis"><text:span text:style-name="T177"><text:line-break/></text:span></text:span><text:span text:style-name="Strong_20_Emphasis"><text:span text:style-name="T176">enter a </text:span></text:span><text:span text:style-name="Strong_20_Emphasis"><text:span text:style-name="T188">password</text:span></text:span><text:span text:style-name="Strong_20_Emphasis"><text:span text:style-name="T176"> twice.</text:span></text:span></text:p>
          </table:table-cell>
        </table:table-row>
      </table:table>
      <text:p text:style-name="P67"><text:span text:style-name="Strong_20_Emphasis"><text:span text:style-name="T63"/></text:span></text:p>
      <text:list text:continue-numbering="true" text:style-name="L1">
        <text:list-item>
          <text:p text:style-name="P104"><text:span text:style-name="Strong_20_Emphasis"><text:span text:style-name="T80">Finish installation</text:span></text:span></text:p>
        </text:list-item>
      </text:list>
      <text:p text:style-name="P68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0"><text:span text:style-name="Strong_20_Emphasis"><text:span text:style-name="T61"><draw:control text:anchor-type="as-char" draw:z-index="3" draw:name="Vorm24" draw:style-name="gr1" draw:text-style-name="P108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9"><text:span text:style-name="Strong_20_Emphasis"><text:span text:style-name="T26">Log in as </text:span></text:span><text:span text:style-name="Definition"><text:span text:style-name="T11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2" office:value-type="string">
            <text:p text:style-name="P69"><text:span text:style-name="Strong_20_Emphasis"><text:span text:style-name="T64"/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8"><text:span text:style-name="Strong_20_Emphasis"><text:span text:style-name="T87"><draw:control text:anchor-type="as-char" draw:z-index="15" draw:name="Vorm4_ 1" draw:style-name="gr1" draw:text-style-name="P108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73"><text:span text:style-name="Strong_20_Emphasis"><text:span text:style-name="T112">Follow the instructions on the </text:span></text:span><text:span text:style-name="Strong_20_Emphasis"><text:span text:style-name="T113">welcome screens</text:span></text:span><text:span text:style-name="Strong_20_Emphasis"><text:span text:style-name="T112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4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3"><text:span text:style-name="Strong_20_Emphasis"><text:span text:style-name="T88"><draw:control text:anchor-type="as-char" draw:z-index="20" draw:name="Vorm4" draw:style-name="gr1" draw:text-style-name="P108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99"><text:span text:style-name="Strong_20_Emphasis"><text:span text:style-name="T54">P</text:span></text:span><text:span text:style-name="Strong_20_Emphasis"><text:span text:style-name="T34">ress the </text:span></text:span><text:span text:style-name="Strong_20_Emphasis"><text:span text:style-name="T118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31"><text:note text:id="ftn7" text:note-class="footnote"><text:note-citation>1</text:note-citation><text:note-body><text:p text:style-name="P65"><text:span text:style-name="T174">The </text:span><text:span text:style-name="T173">Super</text:span><text:span text:style-name="T174"> key is the Windows key, Command key (Apple), or Magnifier key </text:span><text:span text:style-name="T175">(Chromebook)</text:span><text:span text:style-name="T174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9">ter</text:span></text:span><text:span text:style-name="Strong_20_Emphasis"><text:span text:style-name="T70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71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91"><text:span text:style-name="Strong_20_Emphasis"><text:span text:style-name="T33"/></text:span></text:p>
          </table:table-cell>
          <table:table-cell table:style-name="_33_._5f_Installatie_5f_afronden.C6" office:value-type="string">
            <text:p text:style-name="P81"><text:span text:style-name="T15">Type these two commands, each followed by the</text:span><text:span text:style-name="Strong_20_Emphasis"><text:span text:style-name="T39"> </text:span></text:span><text:span text:style-name="Strong_20_Emphasis"><text:span text:style-name="T119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7" office:value-type="string">
            <text:p text:style-name="P84"><text:span text:style-name="User_20_Entry"><text:span text:style-name="T104">wget karelzimmer.nl/</text:span></text:span><text:span text:style-name="User_20_Entry"><text:span text:style-name="T105">getdeb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8" office:value-type="string">
            <text:p text:style-name="P100"><text:span text:style-name="User_20_Entry"><text:span text:style-name="T104">bash </text:span></text:span><text:span text:style-name="User_20_Entry"><text:span text:style-name="T105">getdeb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9" office:value-type="string">
            <text:p text:style-name="P74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0" office:value-type="string">
            <text:p text:style-name="P45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3"><text:span text:style-name="Strong_20_Emphasis"><text:span text:style-name="T88"><draw:control text:anchor-type="as-char" draw:z-index="21" draw:name="Vorm 3" draw:style-name="gr1" draw:text-style-name="P108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98"><text:span text:style-name="Strong_20_Emphasis"><text:span text:style-name="T55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118">Super</text:span></text:span><text:span text:style-name="Strong_20_Emphasis"><text:span text:style-name="T44"> key</text:span></text:span><text:span text:style-name="Strong_20_Emphasis"><text:span text:style-name="T24"><text:note-ref text:note-class="footnote" text:reference-format="text" text:ref-name="ftn7">1</text:note-ref></text:span></text:span><text:span text:style-name="Strong_20_Emphasis"><text:span text:style-name="T44">, type </text:span></text:span><text:span text:style-name="Strong_20_Emphasis"><text:span text:style-name="T74">menu</text:span></text:span><text:span text:style-name="Strong_20_Emphasis"><text:span text:style-name="T44"> and click the </text:span></text:span><text:span text:style-name="Strong_20_Emphasis"><text:span text:style-name="T108">Install</text:span></text:span><text:span text:style-name="Strong_20_Emphasis"><text:span text:style-name="T109">ation</text:span></text:span><text:span text:style-name="Strong_20_Emphasis"><text:span text:style-name="T108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0"><text:span text:style-name="Strong_20_Emphasis"><text:span text:style-name="T33"/></text:span></text:p>
          </table:table-cell>
          <table:table-cell table:style-name="_33_._5f_Installatie_5f_afronden.C12" office:value-type="string">
            <text:p text:style-name="P82"><text:span text:style-name="Strong_20_Emphasis"><text:span text:style-name="T42">Se</text:span></text:span><text:span text:style-name="Strong_20_Emphasis"><text:span text:style-name="T50">lect</text:span></text:span><text:span text:style-name="Strong_20_Emphasis"><text:span text:style-name="T42"> </text:span></text:span><text:span text:style-name="Strong_20_Emphasis"><text:span text:style-name="T79">3</text:span></text:span><text:span text:style-name="Strong_20_Emphasis"><text:span text:style-name="T65"> </text:span></text:span><text:span text:style-name="Strong_20_Emphasis"><text:span text:style-name="T66">Finish installatio</text:span></text:span><text:span text:style-name="Strong_20_Emphasis"><text:span text:style-name="T67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13" office:value-type="string">
            <text:p text:style-name="P75"><text:span text:style-name="Strong_20_Emphasis"><text:span text:style-name="T40">Follow the instructions on the screen.</text:span></text:span></text:p>
          </table:table-cell>
        </table:table-row>
      </table:table>
      <text:p text:style-name="P68"><text:span text:style-name="Strong_20_Emphasis"><text:span text:style-name="T26"/></text:span></text:p>
      <text:list text:continue-numbering="true" text:style-name="L1">
        <text:list-item>
          <text:p text:style-name="P107"><text:span text:style-name="Strong_20_Emphasis"><text:span text:style-name="T17">P</text:span></text:span><text:span text:style-name="Strong_20_Emphasis"><text:span text:style-name="T191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92"><text:span text:style-name="Strong_20_Emphasis"><text:span text:style-name="T61"><draw:control text:anchor-type="as-char" draw:z-index="6" draw:name="Vorm40_0" draw:style-name="gr1" draw:text-style-name="P108" svg:width="0.35cm" svg:height="0.35cm" draw:control="control5"/></text:span></text:span></text:p>
          </table:table-cell>
          <table:table-cell table:style-name="Tabel2.A1" office:value-type="string">
            <text:p text:style-name="P92"><text:span text:style-name="Strong_20_Emphasis"><text:span text:style-name="T61"><draw:control text:anchor-type="as-char" draw:z-index="13" draw:name="Vorm40_ 1" draw:style-name="gr1" draw:text-style-name="P108" svg:width="0.35cm" svg:height="0.35cm" draw:control="control12"/></text:span></text:span></text:p>
          </table:table-cell>
          <table:table-cell table:style-name="Tabel2.D1" office:value-type="string">
            <text:p text:style-name="P38"><text:span text:style-name="Strong_20_Emphasis"><text:span text:style-name="T27">Log in as</text:span></text:span><text:span text:style-name="Strong_20_Emphasis"><text:span text:style-name="T26"> </text:span></text:span><text:span text:style-name="Definition"><text:span text:style-name="T11">USER</text:span></text:span><text:span text:style-name="Strong_20_Emphasis"><text:span text:style-name="T45"><text:note text:id="ftn8" text:note-class="footnote"><text:note-citation>1</text:note-citation><text:note-body><text:p text:style-name="P80"><text:span text:style-name="User_20_Entry"><text:span text:style-name="T103">Login any additional </text:span></text:span><text:span text:style-name="Definition"><text:span text:style-name="T242">USER</text:span></text:span><text:span text:style-name="User_20_Entry"><text:span text:style-name="T102">s </text:span></text:span><text:span text:style-name="User_20_Entry"><text:span text:style-name="T103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2" office:value-type="string">
            <text:p text:style-name="P47"/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8"><text:span text:style-name="Strong_20_Emphasis"><text:span text:style-name="T87"><draw:control text:anchor-type="as-char" draw:z-index="16" draw:name="Vorm4_ 2" draw:style-name="gr1" draw:text-style-name="P108" svg:width="0.35cm" svg:height="0.35cm" draw:control="control15"/></text:span></text:span></text:p>
          </table:table-cell>
          <table:table-cell table:style-name="Tabel2.D2" office:value-type="string">
            <text:p text:style-name="P46"><text:span text:style-name="Strong_20_Emphasis"><text:span text:style-name="T116">Follow the instructions on the </text:span></text:span><text:span text:style-name="Strong_20_Emphasis"><text:span text:style-name="T117">welcome screens</text:span></text:span><text:span text:style-name="Strong_20_Emphasis"><text:span text:style-name="T116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2" office:value-type="string">
            <text:p text:style-name="P47"/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93"><text:span text:style-name="Strong_20_Emphasis"><text:span text:style-name="T88"><draw:control text:anchor-type="as-char" draw:z-index="22" draw:name="Vorm 8" draw:style-name="gr1" draw:text-style-name="P108" svg:width="0.35cm" svg:height="0.35cm" draw:control="control21"/></text:span></text:span></text:p>
          </table:table-cell>
          <table:table-cell table:style-name="Tabel2.A1" office:value-type="string">
            <text:p text:style-name="P93"><text:span text:style-name="Strong_20_Emphasis"><text:span text:style-name="T88"><draw:control text:anchor-type="as-char" draw:z-index="23" draw:name="Vorm 9" draw:style-name="gr1" draw:text-style-name="P108" svg:width="0.35cm" svg:height="0.35cm" draw:control="control22"/></text:span></text:span></text:p>
          </table:table-cell>
          <table:table-cell table:style-name="Tabel2.D5" office:value-type="string">
            <text:p text:style-name="P41"><text:span text:style-name="Strong_20_Emphasis"><text:span text:style-name="T56">P</text:span></text:span><text:span text:style-name="Strong_20_Emphasis"><text:span text:style-name="T46">ress the </text:span></text:span><text:span text:style-name="Strong_20_Emphasis"><text:span text:style-name="T118">Super</text:span></text:span><text:span text:style-name="Strong_20_Emphasis"><text:span text:style-name="T46"> key</text:span></text:span><text:span text:style-name="Strong_20_Emphasis"><text:span text:style-name="T23"><text:note text:id="ftn9" text:note-class="footnote"><text:note-citation>2</text:note-citation><text:note-body><text:p text:style-name="P66"><text:span text:style-name="T174">The </text:span><text:span text:style-name="T173">Super</text:span><text:span text:style-name="T174"> key is the Windows key, Command key (Apple), or Magnifier key </text:span><text:span text:style-name="T175">(Chromebook)</text:span><text:span text:style-name="T174">.</text:span></text:p></text:note-body></text:note></text:span></text:span><text:span text:style-name="Strong_20_Emphasis"><text:span text:style-name="T46">, type </text:span></text:span><text:span text:style-name="Strong_20_Emphasis"><text:span text:style-name="T75">menu</text:span></text:span><text:span text:style-name="Strong_20_Emphasis"><text:span text:style-name="T46"> and click on the </text:span></text:span><text:span text:style-name="Strong_20_Emphasis"><text:span text:style-name="T110">Install</text:span></text:span><text:span text:style-name="Strong_20_Emphasis"><text:span text:style-name="T111">ation</text:span></text:span><text:span text:style-name="Strong_20_Emphasis"><text:span text:style-name="T110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6" office:value-type="string">
            <text:p text:style-name="P39"><text:span text:style-name="Strong_20_Emphasis"><text:span text:style-name="T51">Select</text:span></text:span><text:span text:style-name="Strong_20_Emphasis"><text:span text:style-name="T42"> </text:span></text:span><text:span text:style-name="Strong_20_Emphasis"><text:span text:style-name="T79">4</text:span></text:span><text:span text:style-name="Strong_20_Emphasis"><text:span text:style-name="T68"> </text:span></text:span><text:span text:style-name="Strong_20_Emphasis"><text:span text:style-name="T59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7" office:value-type="string">
            <text:p text:style-name="P76"><text:span text:style-name="Strong_20_Emphasis"><text:span text:style-name="T40">Follow the instructions on the screen.</text:span></text:span></text:p>
          </table:table-cell>
        </table:table-row>
      </table:table>
      <text:p text:style-name="P48"/>
      <text:p text:style-name="P49"/>
      <text:p text:style-name="P63"><text:span text:style-name="T171">End of checklist,</text:span><text:span text:style-name="T172"> </text:span><text:span text:style-name="Strong_20_Emphasis"><text:span text:style-name="T127"><text:user-field-get text:name="Distro">Ubuntu</text:user-field-get></text:span></text:span><text:span text:style-name="T170"><text:s/></text:span><text:span text:style-name="T169"><text:user-field-get text:name="Version">24.04</text:user-field-get></text:span><text:span text:style-name="T169"><text:s/></text:span><text:span text:style-name="Strong_20_Emphasis"><text:span text:style-name="T128">Desktop</text:span></text:span><text:span text:style-name="Strong_20_Emphasis"><text:span text:style-name="T83"> </text:span></text:span><text:span text:style-name="T171">installation is complete.</text:span></text:p>
      <text:p text:style-name="P35"/>
      <text:p text:style-name="P26"><text:span text:style-name="Emphasis"><text:span text:style-name="T255">Written</text:span></text:span><text:span text:style-name="Emphasis"><text:span text:style-name="T256"> </text:span></text:span><text:span text:style-name="Emphasis"><text:span text:style-name="T255">by</text:span></text:span><text:span text:style-name="Emphasis"><text:span text:style-name="T256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62">Karel Zimmer</text:span></text:span></text:a><text:span text:style-name="Emphasis"><text:span text:style-name="T257">.</text:span></text:span></text:p>
      <text:p text:style-name="P27"><text:span text:style-name="Emphasis"><text:span text:style-name="T260">License </text:span></text:span><text:span text:style-name="Emphasis"><text:span text:style-name="T258">C</text:span></text:span><text:span text:style-name="Emphasis"><text:span text:style-name="T259">C0</text:span></text:span><text:span text:style-name="Emphasis"><text:span text:style-name="T257"> 1.0 </text:span></text:span><text:span text:style-name="Emphasis"><text:span text:style-name="T26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1"><text:s/></text:span></text:span><text:span text:style-name="Emphasis"><text:span text:style-name="T26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1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7-22T15:50:00.111158215">22/07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2T15:49:59.994330138</dc:date>
    <meta:keyword>Installatie</meta:keyword>
    <meta:keyword>Checklist</meta:keyword>
    <meta:keyword>Linux</meta:keyword>
    <meta:editing-cycles>6912</meta:editing-cycles>
    <meta:editing-duration>P12DT5H46M10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81" meta:word-count="532" meta:character-count="3298" meta:non-whitespace-character-count="2796"/>
    <meta:user-defined meta:name="Info 1"/>
    <meta:user-defined meta:name="Info 2"/>
    <meta:user-defined meta:name="Info 3"/>
    <meta:user-defined meta:name="Info 4"/>
  </office:meta>
</office:document-meta>
</file>